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2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5236in"/>
    </style:style>
    <style:style style:name="co6" style:family="table-column">
      <style:table-column-properties fo:break-before="auto" style:column-width="1.839in"/>
    </style:style>
    <style:style style:name="co7" style:family="table-column">
      <style:table-column-properties fo:break-before="auto" style:column-width="1.1646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multindex data access" table:style-name="ta1">
        <table:shapes>
          <draw:frame draw:z-index="0" draw:style-name="gr1" svg:width="7.9846in" svg:height="4.7705in" svg:x="0in" svg:y="1.4161in">
            <draw:object draw:notify-on-update-of-ranges="'multindex data access'.A2:'multindex data access'.A5 'multindex data access'.D1:'multindex data access'.D1 'multindex data access'.D2:'multindex data access'.D5 'multindex data access'.B1:'multindex data access'.B1 'multindex data access'.B2:'multindex data access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4" table:default-cell-style-name="ce7"/>
        <table:table-row table:style-name="ro1">
          <table:table-cell/>
          <table:table-cell table:style-name="ce2" office:value-type="string">
            <text:p>read</text:p>
          </table:table-cell>
          <table:table-cell table:style-name="ce4" office:value-type="string">
            <text:p>read performance vs ptr %</text:p>
          </table:table-cell>
          <table:table-cell table:style-name="ce2" office:value-type="string">
            <text:p>write</text:p>
          </table:table-cell>
          <table:table-cell table:style-name="ce6" office:value-type="string">
            <text:p>write performance vs ptr %</text:p>
          </table:table-cell>
        </table:table-row>
        <table:table-row table:style-name="ro2">
          <table:table-cell table:style-name="ce1" office:value-type="string">
            <text:p>pointer</text:p>
          </table:table-cell>
          <table:table-cell office:value-type="float" office:value="8804.11">
            <text:p>8804.11</text:p>
          </table:table-cell>
          <table:table-cell table:formula="of:=[.B2]/[.B2]" office:value-type="percentage" office:value="1">
            <text:p>100.00%</text:p>
          </table:table-cell>
          <table:table-cell office:value-type="float" office:value="8609.35">
            <text:p>8609.35</text:p>
          </table:table-cell>
          <table:table-cell table:style-name="ce5" table:formula="of:=[.D2]/[.D2]" office:value-type="percentage" office:value="1">
            <text:p>100.00%</text:p>
          </table:table-cell>
        </table:table-row>
        <table:table-row table:style-name="ro2">
          <table:table-cell table:style-name="ce1" office:value-type="string">
            <text:p>sarray</text:p>
          </table:table-cell>
          <table:table-cell office:value-type="float" office:value="8800.53">
            <text:p>8800.53</text:p>
          </table:table-cell>
          <table:table-cell table:formula="of:=[.B2]/[.B3]" office:value-type="percentage" office:value="1.00040679368174">
            <text:p>100.04%</text:p>
          </table:table-cell>
          <table:table-cell office:value-type="float" office:value="8619.85">
            <text:p>8619.85</text:p>
          </table:table-cell>
          <table:table-cell table:style-name="ce5" table:formula="of:=[.D2]/[.D3]" office:value-type="percentage" office:value="0.998781881355244">
            <text:p>99.88%</text:p>
          </table:table-cell>
        </table:table-row>
        <table:table-row table:style-name="ro2">
          <table:table-cell table:style-name="ce1" office:value-type="string">
            <text:p>darray</text:p>
          </table:table-cell>
          <table:table-cell office:value-type="float" office:value="9299.15">
            <text:p>9299.15</text:p>
          </table:table-cell>
          <table:table-cell table:formula="of:=[.B2]/[.B4]" office:value-type="percentage" office:value="0.946765026911062">
            <text:p>94.68%</text:p>
          </table:table-cell>
          <table:table-cell office:value-type="float" office:value="9296.47">
            <text:p>9296.47</text:p>
          </table:table-cell>
          <table:table-cell table:style-name="ce5" table:formula="of:=[.D2]/[.D4]" office:value-type="percentage" office:value="0.926088074290564">
            <text:p>92.61%</text:p>
          </table:table-cell>
        </table:table-row>
        <table:table-row table:style-name="ro2">
          <table:table-cell table:style-name="ce1" office:value-type="string">
            <text:p>numarray&lt;darray&gt;</text:p>
          </table:table-cell>
          <table:table-cell office:value-type="float" office:value="9226.5">
            <text:p>9226.5</text:p>
          </table:table-cell>
          <table:table-cell table:formula="of:=[.B2]/[.B5]" office:value-type="percentage" office:value="0.954219910041728">
            <text:p>95.42%</text:p>
          </table:table-cell>
          <table:table-cell office:value-type="float" office:value="9226.06">
            <text:p>9226.06</text:p>
          </table:table-cell>
          <table:table-cell table:style-name="ce5" table:formula="of:=[.D2]/[.D5]" office:value-type="percentage" office:value="0.933155648239877">
            <text:p>93.32%</text:p>
          </table:table-cell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binary arithmetics" table:style-name="ta1">
        <table:shapes>
          <draw:frame draw:z-index="0" draw:style-name="gr1" svg:width="9.5969in" svg:height="5.4953in" svg:x="0.2748in" svg:y="1.263in">
            <draw:object draw:notify-on-update-of-ranges="'binary arithmetics'.A2:'binary arithmetics'.A6 'binary arithmetics'.B1:'binary arithmetics'.B1 'binary arithmetics'.B2:'binary arithmetics'.B6 'binary arithmetics'.C1:'binary arithmetics'.C1 'binary arithmetics'.C2:'binary arithmetics'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row table:style-name="ro3">
          <table:table-cell/>
          <table:table-cell table:style-name="ce9" office:value-type="string">
            <text:p>Pointer</text:p>
          </table:table-cell>
          <table:table-cell table:style-name="ce9" office:value-type="string">
            <text:p>expression templates</text:p>
          </table:table-cell>
          <table:table-cell table:style-name="ce8" office:value-type="string">
            <text:p>factor</text:p>
          </table:table-cell>
          <table:table-cell table:style-name="ce11" office:value-type="string">
            <text:p>Percent (%)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+b)</text:p>
          </table:table-cell>
          <table:table-cell office:value-type="float" office:value="1.015">
            <text:p>1.015</text:p>
          </table:table-cell>
          <table:table-cell office:value-type="float" office:value="1.059">
            <text:p>1.059</text:p>
          </table:table-cell>
          <table:table-cell table:formula="of:=[.B2]/[.C2]" office:value-type="float" office:value="0.958451369216242">
            <text:p>0.9584513692</text:p>
          </table:table-cell>
          <table:table-cell table:formula="of:=[.D2]" office:value-type="percentage" office:value="0.958451369216242">
            <text:p>95.85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-b)</text:p>
          </table:table-cell>
          <table:table-cell office:value-type="float" office:value="1.045">
            <text:p>1.045</text:p>
          </table:table-cell>
          <table:table-cell office:value-type="float" office:value="1.1264">
            <text:p>1.1264</text:p>
          </table:table-cell>
          <table:table-cell table:formula="of:=[.B3]/[.C3]" office:value-type="float" office:value="0.927734375">
            <text:p>0.927734375</text:p>
          </table:table-cell>
          <table:table-cell table:formula="of:=[.D3]" office:value-type="percentage" office:value="0.927734375">
            <text:p>92.77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/b)</text:p>
          </table:table-cell>
          <table:table-cell office:value-type="float" office:value="1.1">
            <text:p>1.1</text:p>
          </table:table-cell>
          <table:table-cell office:value-type="float" office:value="1.1435">
            <text:p>1.1435</text:p>
          </table:table-cell>
          <table:table-cell table:formula="of:=[.B4]/[.C4]" office:value-type="float" office:value="0.961958898119808">
            <text:p>0.9619588981</text:p>
          </table:table-cell>
          <table:table-cell table:formula="of:=[.D4]" office:value-type="percentage" office:value="0.961958898119808">
            <text:p>96.20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*b)</text:p>
          </table:table-cell>
          <table:table-cell office:value-type="float" office:value="1.1183">
            <text:p>1.1183</text:p>
          </table:table-cell>
          <table:table-cell office:value-type="float" office:value="1.147">
            <text:p>1.147</text:p>
          </table:table-cell>
          <table:table-cell table:formula="of:=[.B5]/[.C5]" office:value-type="float" office:value="0.974978204010462">
            <text:p>0.974978204</text:p>
          </table:table-cell>
          <table:table-cell table:formula="of:=[.D5]" office:value-type="percentage" office:value="0.974978204010462">
            <text:p>97.50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a*b + (a-b)/a</text:p>
          </table:table-cell>
          <table:table-cell office:value-type="float" office:value="1.2141">
            <text:p>1.2141</text:p>
          </table:table-cell>
          <table:table-cell office:value-type="float" office:value="1.2128">
            <text:p>1.2128</text:p>
          </table:table-cell>
          <table:table-cell table:formula="of:=[.B6]/[.C6]" office:value-type="float" office:value="1.00107189973615">
            <text:p>1.0010718997</text:p>
          </table:table-cell>
          <table:table-cell table:formula="of:=[.D6]" office:value-type="percentage" office:value="1.00107189973615">
            <text:p>100.11%</text:p>
          </table:table-cell>
          <table:table-cell table:number-columns-repeated="5"/>
        </table:table-row>
        <table:table-row table:style-name="ro3" table:number-rows-repeated="17">
          <table:table-cell table:number-columns-repeated="10"/>
        </table:table-row>
        <table:table-row table:style-name="ro3">
          <table:table-cell table:number-columns-repeated="9"/>
          <table:table-cell table:style-name="ce12"/>
        </table:table-row>
        <table:table-row table:style-name="ro3" table:number-rows-repeated="104855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number:number-style style:name="N122">
      <number:number number:decimal-places="0" number:min-integer-digits="1" number:grouping="true"/>
    </number:number-style>
    <number:number-style style:name="N123">
      <number:number number:decimal-places="0" number:min-integer-digits="1" number:grouping="true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sberger</meta:initial-creator>
    <meta:creation-date>2013-01-21T22:20:07</meta:creation-date>
    <dc:date>2013-02-27T13:17:24</dc:date>
    <dc:creator>Eugen Wintersberger</dc:creator>
    <meta:editing-duration>PT56M53S</meta:editing-duration>
    <meta:editing-cycles>10</meta:editing-cycles>
    <meta:generator>LibreOffice/3.5$Linux_X86_64 LibreOffice_project/350m1$Build-2</meta:generator>
    <meta:printed-by>Eugen Wintersberger</meta:printed-by>
    <meta:print-date>2013-02-26T14:12:02</meta:print-date>
    <meta:document-statistic meta:table-count="3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.5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82cm" svg:height="12.118cm" xlink:href=".." xlink:type="simple" chart:class="chart:bar" chart:column-mapping="1 0" chart:style-name="ch1">
        <chart:legend svg:x="17.739cm" svg:y="4.938cm" style:legend-expansion="custom" chartooo:width="2.333cm" chartooo:height="1.695cm" style:legend-expansion-aspect-ratio="1.376401179941" chart:style-name="ch2"/>
        <chart:plot-area chart:style-name="ch3" table:cell-range-address="'multindex data access'.A1:'multindex data access'.B5 'multindex data access'.D1:'multindex data access'.D5" chart:data-source-has-labels="both" svg:x="0.888cm" svg:y="0.861cm" svg:width="16.846cm" svg:height="9.9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547cm" svg:y="0.861cm" svg:width="13.192cm" svg:height="9.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ultindex data access'.A2:'multindex data access'.A5"/>
          </chart:axis>
          <chart:axis chart:dimension="y" chart:name="primary-y" chart:style-name="ch5">
            <chart:title svg:x="7.733cm" svg:y="11.015cm" chart:style-name="ch6">
              <text:p>access time (ns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'multindex data access'.D2:'multindex data access'.D5" chart:label-cell-address="'multindex data access'.D1:'multindex data access'.D1" chart:class="chart:bar">
            <chart:data-point chart:repeated="4"/>
          </chart:series>
          <chart:series chart:style-name="ch10" chart:values-cell-range-address="'multindex data access'.B2:'multindex data access'.B5" chart:label-cell-address="'multindex data access'.B1:'multindex data access'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multindex data access'.D1:'multindex data access'.D1</svg:desc>
                </draw:g>
              </table:table-cell>
              <table:table-cell office:value-type="string">
                <text:p>read</text:p>
                <draw:g>
                  <svg:desc>'multindex data access'.B1:'multindex data acce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er</text:p>
                <draw:g>
                  <svg:desc>'multindex data access'.A2:'multindex data access'.A5</svg:desc>
                </draw:g>
              </table:table-cell>
              <table:table-cell office:value-type="float" office:value="8609.35">
                <text:p>8609.35</text:p>
                <draw:g>
                  <svg:desc>'multindex data access'.D2:'multindex data access'.D5</svg:desc>
                </draw:g>
              </table:table-cell>
              <table:table-cell office:value-type="float" office:value="8804.11">
                <text:p>8804.11</text:p>
                <draw:g>
                  <svg:desc>'multindex data access'.B2:'multindex data access'.B5</svg:desc>
                </draw:g>
              </table:table-cell>
            </table:table-row>
            <table:table-row>
              <table:table-cell office:value-type="string">
                <text:p>sarray</text:p>
              </table:table-cell>
              <table:table-cell office:value-type="float" office:value="8619.85">
                <text:p>8619.85</text:p>
              </table:table-cell>
              <table:table-cell office:value-type="float" office:value="8800.53">
                <text:p>8800.53</text:p>
              </table:table-cell>
            </table:table-row>
            <table:table-row>
              <table:table-cell office:value-type="string">
                <text:p>darray</text:p>
              </table:table-cell>
              <table:table-cell office:value-type="float" office:value="9296.47">
                <text:p>9296.47</text:p>
              </table:table-cell>
              <table:table-cell office:value-type="float" office:value="9299.15">
                <text:p>9299.15</text:p>
              </table:table-cell>
            </table:table-row>
            <table:table-row>
              <table:table-cell office:value-type="string">
                <text:p>numarray&lt;darray&gt;</text:p>
              </table:table-cell>
              <table:table-cell office:value-type="float" office:value="9226.06">
                <text:p>9226.06</text:p>
              </table:table-cell>
              <table:table-cell office:value-type="float" office:value="9226.5">
                <text:p>922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77cm" svg:height="13.959cm" xlink:href=".." xlink:type="simple" chart:class="chart:bar" chart:style-name="ch1">
        <chart:legend chart:legend-position="end" svg:x="19.555cm" svg:y="6.378cm" style:legend-expansion="high" chart:style-name="ch2"/>
        <chart:plot-area chart:style-name="ch3" table:cell-range-address="'binary arithmetics'.A1:'binary arithmetics'.C6" chart:data-source-has-labels="both" svg:x="1.62cm" svg:y="0.972cm" svg:width="16.961cm" svg:height="11.6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094cm" svg:y="0.99cm" svg:width="14.487cm" svg:height="10.8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7.744cm" chart:style-name="ch5">
              <text:p>operation</text:p>
            </chart:title>
            <chart:categories table:cell-range-address="'binary arithmetics'.A2:'binary arithmetics'.A6"/>
          </chart:axis>
          <chart:axis chart:dimension="y" chart:name="primary-y" chart:style-name="ch6">
            <chart:title svg:x="8.35cm" svg:y="12.856cm" chart:style-name="ch7">
              <text:p>runtime (1.e+7 n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binary arithmetics'.B2:'binary arithmetics'.B6" chart:label-cell-address="'binary arithmetics'.B1:'binary arithmetics'.B1" chart:class="chart:bar">
            <chart:data-point chart:repeated="5"/>
          </chart:series>
          <chart:series chart:style-name="ch11" chart:values-cell-range-address="'binary arithmetics'.C2:'binary arithmetics'.C6" chart:label-cell-address="'binary arithmetics'.C1:'binary arithmetics'.C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er</text:p>
                <draw:g>
                  <svg:desc>'binary arithmetics'.B1:'binary arithmetics'.B1</svg:desc>
                </draw:g>
              </table:table-cell>
              <table:table-cell office:value-type="string">
                <text:p>expression templates</text:p>
                <draw:g>
                  <svg:desc>'binary arithmetics'.C1:'binary arithmetic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a+b)</text:p>
                <draw:g>
                  <svg:desc>'binary arithmetics'.A2:'binary arithmetics'.A6</svg:desc>
                </draw:g>
              </table:table-cell>
              <table:table-cell office:value-type="float" office:value="1.015">
                <text:p>1.015</text:p>
                <draw:g>
                  <svg:desc>'binary arithmetics'.B2:'binary arithmetics'.B6</svg:desc>
                </draw:g>
              </table:table-cell>
              <table:table-cell office:value-type="float" office:value="1.059">
                <text:p>1.059</text:p>
                <draw:g>
                  <svg:desc>'binary arithmetics'.C2:'binary arithmetics'.C6</svg:desc>
                </draw:g>
              </table:table-cell>
            </table:table-row>
            <table:table-row>
              <table:table-cell office:value-type="string">
                <text:p>(a-b)</text:p>
              </table:table-cell>
              <table:table-cell office:value-type="float" office:value="1.045">
                <text:p>1.045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(a/b)</text:p>
              </table:table-cell>
              <table:table-cell office:value-type="float" office:value="1.1">
                <text:p>1.1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(a*b)</text:p>
              </table:table-cell>
              <table:table-cell office:value-type="float" office:value="1.1183">
                <text:p>1.1183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>a*b + (a-b)/a</text:p>
              </table:table-cell>
              <table:table-cell office:value-type="float" office:value="1.2141">
                <text:p>1.2141</text:p>
              </table:table-cell>
              <table:table-cell office:value-type="float" office:value="1.2128">
                <text:p>1.2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